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179c96" officeooo:paragraph-rsid="00179c96"/>
    </style:style>
    <style:style style:name="P2" style:family="paragraph" style:parent-style-name="Table_20_Contents">
      <style:text-properties officeooo:rsid="0019715a" officeooo:paragraph-rsid="0019715a"/>
    </style:style>
    <style:style style:name="P3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19715a" officeooo:paragraph-rsid="0019715a"/>
    </style:style>
    <style:style style:name="P4" style:family="paragraph" style:parent-style-name="Table_20_Contents">
      <loext:graphic-properties draw:fill="solid" draw:fill-color="#dde8cb" draw:opacity="100%"/>
      <style:paragraph-properties fo:background-color="#dde8cb"/>
      <style:text-properties fo:color="#1e6a39" fo:font-size="15pt" fo:font-weight="bold" officeooo:rsid="00179c96" officeooo:paragraph-rsid="00179c96" style:font-size-asian="15pt" style:font-weight-asian="bold" style:font-size-complex="15pt" style:font-weight-complex="bold"/>
    </style:style>
    <style:style style:name="P5" style:family="paragraph" style:parent-style-name="Table_20_Contents">
      <loext:graphic-properties draw:fill="solid" draw:fill-color="#ffd7d7" draw:opacity="100%"/>
      <style:paragraph-properties fo:background-color="#ffd7d7"/>
      <style:text-properties fo:color="#c9211e" fo:font-size="15pt" fo:font-weight="bold" style:font-size-asian="15pt" style:font-weight-asian="bold" style:font-size-complex="15pt" style:font-weight-complex="bold"/>
    </style:style>
    <style:style style:name="P6" style:family="paragraph" style:parent-style-name="Table_20_Contents">
      <loext:graphic-properties draw:fill="none" draw:fill-color="#ffffff" draw:opacity="100%"/>
      <style:paragraph-properties fo:background-color="transparent"/>
    </style:style>
    <style:style style:name="P7" style:family="paragraph" style:parent-style-name="Text_20_body">
      <style:text-properties officeooo:rsid="00179c96" officeooo:paragraph-rsid="00179c96"/>
    </style:style>
    <style:style style:name="P8" style:family="paragraph" style:parent-style-name="Text_20_body">
      <style:text-properties officeooo:rsid="0019715a" officeooo:paragraph-rsid="0019715a"/>
    </style:style>
    <style:style style:name="P9" style:family="paragraph" style:parent-style-name="Standard">
      <style:text-properties officeooo:rsid="001c4e8f" officeooo:paragraph-rsid="001c4e8f"/>
    </style:style>
    <style:style style:name="T1" style:family="text">
      <style:text-properties officeooo:rsid="001971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Writing Unit 1</text:p>
      <text:p text:style-name="P8">Carlos Andres Delgado Carrizales - 1730151</text:p>
      <text:p text:style-name="P7">Skype: Is a platform that let us have a video-call or just a simple call with other person or a group of persons but, as all, it has pros and con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On the plus side</text:p>
          </table:table-cell>
          <table:table-cell table:style-name="Table1.B1" office:value-type="string">
            <text:p text:style-name="P5">On the minus side</text:p>
          </table:table-cell>
        </table:table-row>
        <table:table-row>
          <table:table-cell table:style-name="Table1.A2" office:value-type="string">
            <text:p text:style-name="P1">You con see the other person, <text:span text:style-name="T1">and you know how she or he is</text:span></text:p>
          </table:table-cell>
          <table:table-cell table:style-name="Table1.B2" office:value-type="string">
            <text:p text:style-name="Table_20_Contents">If you don have anything to tell you pass an awkward time</text:p>
          </table:table-cell>
        </table:table-row>
        <table:table-row>
          <table:table-cell table:style-name="Table1.A2" office:value-type="string">
            <text:p text:style-name="P1">You can have a better communication, <text:span text:style-name="T1">this is cause you can express better by talking</text:span></text:p>
          </table:table-cell>
          <table:table-cell table:style-name="Table1.B2" office:value-type="string">
            <text:p text:style-name="P2">You need an internet connection</text:p>
          </table:table-cell>
        </table:table-row>
        <table:table-row>
          <table:table-cell table:style-name="Table1.A2" office:value-type="string">
            <text:p text:style-name="P1">If you miss the other person you can just call <text:span text:style-name="T1">and you see it</text:span></text:p>
          </table:table-cell>
          <table:table-cell table:style-name="Table1.B2" office:value-type="string">
            <text:p text:style-name="P2">Most of video-call and call have a bad quality</text:p>
          </table:table-cell>
        </table:table-row>
        <table:table-row>
          <table:table-cell table:style-name="Table1.A2" office:value-type="string">
            <text:p text:style-name="P1">You can text <text:span text:style-name="T1">to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You can share your screen, it is useful <text:span text:style-name="T1">for wor</text:span>k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It is “free”, I mean, you don't pay for the servi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You can do other activities while call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P9">1.- Is about the pros and cons about the email</text:p>
      <text:p text:style-name="P9">2.- That even his great aunt is using it</text:p>
      <text:p text:style-name="P9">3.- first of all, a second point, also, in addition, last but not least</text:p>
      <text:p text:style-name="P9">4.- firstly, secondly, another point, although, a final and very important pint</text:p>
      <text:p text:style-name="P9">5.- saying that the pros are more important than the c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5T21:29:24.878444346</meta:creation-date>
    <dc:date>2020-01-15T23:50:09.135051667</dc:date>
    <meta:editing-duration>PT7M46S</meta:editing-duration>
    <meta:editing-cycles>2</meta:editing-cycles>
    <meta:generator>LibreOffice/6.3.4.2$Linux_X86_64 LibreOffice_project/30$Build-2</meta:generator>
    <meta:document-statistic meta:table-count="1" meta:image-count="0" meta:object-count="0" meta:page-count="1" meta:paragraph-count="20" meta:word-count="205" meta:character-count="1020" meta:non-whitespace-character-count="835"/>
  </office:meta>
</office:document-meta>
</file>